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italic" style:font-weight-asian="bold" style:font-name-complex="Noto Sans Arabic" style:font-size-complex="16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996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5.436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6.694cm" svg:y="1.1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3" table:style-name="ce4" office:value-type="string" calcext:value-type="string">
            <text:p>X</text:p>
          </table:table-cell>
          <table:table-cell table:style-name="ce5">
            <draw:frame draw:z-index="3" draw:name="objet incorporé (OLE) 4" draw:style-name="gr1" draw:text-style-name="P1" svg:width="0.971cm" svg:height="0.559cm" svg:x="0.108cm" svg:y="0.58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>
            <draw:frame draw:z-index="4" draw:name="objet incorporé (OLE) 5" draw:style-name="gr1" draw:text-style-name="P1" svg:width="0.973cm" svg:height="0.559cm" svg:x="0.088cm" svg:y="0.58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↑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↑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↑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↑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8:02:26.699205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2T08:07:02.055812269</dc:date>
    <meta:editing-duration>PT28M59S</meta:editing-duration>
    <meta:editing-cycles>10</meta:editing-cycles>
    <meta:generator>LibreOffice/7.6.5.2$Linux_X86_64 LibreOffice_project/60$Build-2</meta:generator>
    <meta:document-statistic meta:table-count="1" meta:cell-count="32" meta:object-count="5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4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5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